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9.976041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Historia de usuario</text:p>
          </table:table-cell>
          <table:table-cell office:value-type="string" table:style-name="ce2">
            <text:p>Estado</text:p>
          </table:table-cell>
          <table:table-cell office:value-type="string" table:style-name="ce3">
            <text:p>Estimac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Yo como: administrador Quiero: registrar un cliente Para: llevar un registro de mis clientes</text:p>
          </table:table-cell>
          <table:table-cell office:value-type="string" table:style-name="ce4">
            <text:p>Realizado Sprint 2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registrar un producto Para: llevar un registro <text:s/>de mis productos</text:p>
          </table:table-cell>
          <table:table-cell office:value-type="string" table:style-name="ce6">
            <text:p>Realizado Sprint 2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ver los clientes Para: saber quienes son sus clientes<text:s/></text:p>
          </table:table-cell>
          <table:table-cell office:value-type="string" table:style-name="ce6">
            <text:p>Realizado Sprint 2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ver los productos disponibles Para: saber el stock de mis productos</text:p>
          </table:table-cell>
          <table:table-cell office:value-type="string" table:style-name="ce6">
            <text:p>Realizado Sprint 3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ver las ventas realizadas a un cliente Para: para saber mi stock</text:p>
          </table:table-cell>
          <table:table-cell office:value-type="string" table:style-name="ce6">
            <text:p>Realizado Sprint 3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registrar una venta de un cliente Para: para saber mi stock</text:p>
          </table:table-cell>
          <table:table-cell office:value-type="string" table:style-name="ce6">
            <text:p>Realizado Sprint 4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administrador Quiero: validar los campos de mi <text:s/>registrar cliente</text:p>
          </table:table-cell>
          <table:table-cell office:value-type="string" table:style-name="ce6">
            <text:p>Realizado Sprint 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administrador Quiero: validar los campos de mi <text:s/>registrar producto</text:p>
          </table:table-cell>
          <table:table-cell office:value-type="string" table:style-name="ce6">
            <text:p>Realizado Sprint 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administrador Quiero: validar los campos de mi <text:s/>registrar venta</text:p>
          </table:table-cell>
          <table:table-cell office:value-type="string" table:style-name="ce6">
            <text:p>Realizado Sprint 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Yo como:administrador Quiero: poder ver un alerta cuando se ingresan mal los campos</text:p>
          </table:table-cell>
          <table:table-cell office:value-type="string" table:style-name="ce7">
            <text:p>Realizado Sprint 4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number-rows-repeated="2" table:style-name="ro2">
          <table:table-cell table:number-columns-repeated="2" table:style-name="ce1"/>
          <table:table-cell table:style-name="ce9"/>
          <table:table-cell table:number-columns-repeated="16381"/>
        </table:table-row>
        <table:table-row table:style-name="ro2">
          <table:table-cell table:style-name="ce10"/>
          <table:table-cell table:number-columns-repeated="16383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elina</meta:initial-creator>
    <dc:creator>melina</dc:creator>
    <meta:creation-date>2019-10-30T20:02:25Z</meta:creation-date>
    <dc:date>2019-12-04T21:00:41Z</dc:date>
    <meta:editing-cycles>4</meta:editing-cycles>
    <meta:editing-duration>PT558S</meta:editing-duration>
  </office:meta>
</office:document-meta>
</file>